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ingbats" svg:font-family="Dingbat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Calibri" fo:language="en" fo:country="US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0fa82e" officeooo:paragraph-rsid="000fa82e"/>
    </style:style>
    <style:style style:name="P4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T1" style:family="text">
      <style:text-properties style:font-name="Calibri" fo:language="en" fo:country="US"/>
    </style:style>
    <style:style style:name="T2" style:family="text">
      <style:text-properties style:font-name="Calibri" fo:language="en" fo:country="US" officeooo:rsid="000fa82e"/>
    </style:style>
    <style:style style:name="T3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MEAL PRAYERS</text:span></text:p>
      <text:p text:style-name="P2"/>
      <text:p text:style-name="P1"><text:span text:style-name="T1">Dear God, my Father, bless this </text:span><text:span text:style-name="T2">meal</text:span><text:span text:style-name="T1">,</text:span></text:p>
      <text:p text:style-name="P3"><text:span text:style-name="T1">You give us everything to make life real.</text:span></text:p>
      <text:p text:style-name="P1"><text:span text:style-name="T1">...</text:span></text:p>
      <text:p text:style-name="P1"><text:span text:style-name="T1">Help me to do the things I should.</text:span></text:p>
      <text:p text:style-name="P1"><text:span text:style-name="T1">Bless other people by what I do,</text:span></text:p>
      <text:p text:style-name="P1"><text:span text:style-name="T1">I give the honor all to You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ingbats" svg:font-family="Dingbat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ingbats" style:font-family-asian="Dingbats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Contents_20_1" style:display-name="Contents 1" style:family="paragraph" style:parent-style-name="Index" style:default-outline-level="" style:class="index">
      <style:paragraph-properties fo:margin-left="0.5in" fo:margin-right="0in" fo:text-indent="-0.2992in" style:auto-text-indent="false"/>
    </style:style>
    <style:style style:name="Contents_20_2" style:display-name="Contents 2" style:family="paragraph" style:parent-style-name="Index" style:default-outline-level="" style:class="index">
      <style:paragraph-properties fo:margin-left="1in" fo:margin-right="0in" fo:text-indent="-0.2992in" style:auto-text-indent="false"/>
    </style:style>
    <style:style style:name="Contents_20_3" style:display-name="Contents 3" style:family="paragraph" style:parent-style-name="Index" style:default-outline-level="" style:class="index">
      <style:paragraph-properties fo:margin-left="1.5in" fo:margin-right="0in" fo:text-indent="-0.2992in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2in" fo:margin-right="0in" fo:text-indent="-0.2992in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2992in"/>
        </style:tab-stops>
      </style:paragraph-properties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Calibri" fo:font-family="Calibri" style:font-family-generic="roman" style:font-pitch="variable" fo:font-size="12pt" style:font-name-asian="Dingbats" style:font-family-asian="Dingbats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Lower_20_Roman_20_List" style:display-name="Lower Roman List" style:family="paragraph" style:default-outline-level="">
      <style:paragraph-properties fo:margin-left="0.5in" fo:margin-right="0in" fo:text-indent="-0.2992in" style:auto-text-indent="false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Calibri" fo:font-family="Calibri" style:font-family-generic="roman" style:font-pitch="variable" fo:font-size="12pt" style:font-name-asian="Dingbats" style:font-family-asian="Dingbats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Calibri" fo:font-family="Calibri" style:font-family-generic="roman" style:font-pitch="variable" fo:font-size="12pt" style:font-name-asian="Dingbats" style:font-family-asian="Dingbats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Calibri" fo:font-family="Calibri" style:font-family-generic="roman" style:font-pitch="variable" fo:font-size="12pt" style:font-name-asian="Dingbats" style:font-family-asian="Dingbats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umbered_20_Heading_20_3" style:display-name="Numbered Heading 3" style:family="paragraph" style:default-outline-level="">
      <style:paragraph-properties>
        <style:tab-stops>
          <style:tab-stop style:position="0.2992in"/>
        </style:tab-stops>
      </style:paragraph-properties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Calibri" fo:font-family="Calibri" style:font-family-generic="roman" style:font-pitch="variable" fo:font-size="12pt" style:font-name-asian="Dingbats" style:font-family-asian="Dingbats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Heading_20_4" style:display-name="Heading 4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Calibri" fo:font-family="Calibri" style:font-family-generic="roman" style:font-pitch="variable" fo:font-size="12pt" style:font-name-asian="Dingbats" style:font-family-asian="Dingbats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Contents_20_Header" style:display-name="Contents Header" style:family="paragraph" style:default-outline-level="">
      <style:paragraph-properties fo:margin-top="0.1665in" fo:margin-bottom="0.0835in" loext:contextual-spacing="false" fo:text-align="center" style:justify-single-word="false"/>
      <style:text-properties style:font-name="Arial1" fo:font-family="Arial" style:font-family-generic="roman" style:font-pitch="variable" fo:font-size="16pt" fo:font-weight="bold" style:font-size-asian="16pt" style:font-weight-asian="bold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Calibri" fo:font-family="Calibri" style:font-family-generic="roman" style:font-pitch="variable" fo:font-size="12pt" style:font-name-asian="Dingbats" style:font-family-asian="Dingbats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Calibri" fo:font-family="Calibri" style:font-family-generic="roman" style:font-pitch="variable" fo:font-size="12pt" style:font-name-asian="Dingbats" style:font-family-asian="Dingbats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ding_20_1" style:display-name="Heading 1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" fo:font-family="Arial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Calibri" fo:font-family="Calibri" style:font-family-generic="roman" style:font-pitch="variable" fo:font-size="12pt" style:font-name-asian="Dingbats" style:font-family-asian="Dingbats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Lower_20_Case_20_List" style:display-name="Lower Case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1.1in"/>
        </style:tab-stops>
      </style:paragraph-properties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Calibri" fo:font-family="Calibri" style:font-family-generic="roman" style:font-pitch="variable" fo:font-size="12pt" style:font-name-asian="Dingbats" style:font-family-asian="Dingbats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Calibri" fo:font-family="Calibri" style:font-family-generic="roman" style:font-pitch="variable" fo:font-size="12pt" style:font-name-asian="Dingbats" style:font-family-asian="Dingbats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Calibri" fo:font-family="Calibri" style:font-family-generic="roman" style:font-pitch="variable" fo:font-size="12pt" style:font-name-asian="Dingbats" style:font-family-asian="Dingbats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Plain_20_Text" style:display-name="Plain Text" style:family="paragraph" style:default-outline-level="">
      <style:text-properties style:font-name="Courier New" fo:font-family="'Courier New'" style:font-family-generic="roman" style:font-pitch="variable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1.1in"/>
        </style:tab-stops>
      </style:paragraph-properties>
    </style:style>
    <style:style style:name="Endnote" style:family="text"/>
    <style:style style:name="Reference" style:family="text">
      <style:text-properties fo:font-size="10pt" style:font-size-asian="10pt"/>
    </style:style>
    <style:style style:name="Footnote" style:family="text">
      <style:text-properties fo:font-size="10pt" style:font-size-asian="10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4T08:14:56.799000000</dc:date>
    <meta:editing-duration>PT8M42S</meta:editing-duration>
    <meta:editing-cycles>1</meta:editing-cycles>
    <meta:document-statistic meta:table-count="0" meta:image-count="0" meta:object-count="0" meta:page-count="1" meta:paragraph-count="7" meta:word-count="40" meta:character-count="188" meta:non-whitespace-character-count="154"/>
    <meta:generator>LibreOffice/6.1.3.2$Windows_X86_64 LibreOffice_project/86daf60bf00efa86ad547e59e09d6bb77c699acb</meta:generator>
  </office:meta>
</office:document-meta>
</file>